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 </text:span></text:p>
          <text:p text:style-name="P2"><text:span text:style-name="T1">f</text:span><text:span text:style-name="T1">o</text:span><text:span text:style-name="T1">r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line draw:style-name="gr4" draw:text-style-name="P5" draw:layer="layout" svg:x1="6.715cm" svg:y1="11.033cm" svg:x2="18.399cm" svg:y2="11.033cm">
          <text:p/>
        </draw:line>
        <draw:line draw:style-name="gr4" draw:text-style-name="P5" draw:layer="layout" svg:x1="6.702cm" svg:y1="11.033cm" svg:x2="6.715cm" svg:y2="7.223cm">
          <text:p/>
        </draw:line>
        <draw:line draw:style-name="gr5" draw:text-style-name="P5" draw:layer="layout" svg:x1="8.239cm" svg:y1="10.652cm" svg:x2="8.239cm" svg:y2="11.414cm">
          <text:p/>
        </draw:line>
        <draw:line draw:style-name="gr5" draw:text-style-name="P5" draw:layer="layout" svg:x1="16.621cm" svg:y1="10.652cm" svg:x2="16.621cm" svg:y2="11.414cm">
          <text:p/>
        </draw:line>
        <draw:frame draw:style-name="gr6" draw:text-style-name="P6" draw:layer="layout" svg:width="0.853cm" svg:height="0.962cm" svg:x="7.767cm" svg:y="11.922cm">
          <draw:text-box>
            <text:p><text:span text:style-name="T4">a</text:span></text:p>
          </draw:text-box>
        </draw:frame>
        <draw:frame draw:style-name="gr7" draw:text-style-name="P6" draw:layer="layout" svg:width="0.891cm" svg:height="0.962cm" svg:x="16.149cm" svg:y="11.722cm">
          <draw:text-box>
            <text:p><text:span text:style-name="T4">b</text:span></text:p>
          </draw:text-box>
        </draw:frame>
        <draw:path draw:style-name="gr8" draw:text-style-name="P5" draw:layer="layout" svg:width="8.23cm" svg:height="2.42cm" draw:transform="skewX (-0.0240855436775218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9" draw:text-style-name="P7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10" draw:text-style-name="P8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0" draw:text-style-name="P8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0" draw:text-style-name="P8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0" draw:text-style-name="P8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0" draw:text-style-name="P8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0" draw:text-style-name="P8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6" draw:text-style-name="P6" draw:layer="layout" svg:width="0.853cm" svg:height="0.962cm" svg:x="18.145cm" svg:y="11.414cm">
          <draw:text-box>
            <text:p><text:span text:style-name="T4">x</text:span></text:p>
          </draw:text-box>
        </draw:frame>
      </draw:page>
      <draw:page draw:name="page3" draw:style-name="dp1" draw:master-page-name="Default">
        <draw:line draw:style-name="gr4" draw:text-style-name="P5" draw:layer="layout" svg:x1="5.726cm" svg:y1="15.434cm" svg:x2="20.177cm" svg:y2="15.478cm">
          <text:p/>
        </draw:line>
        <draw:line draw:style-name="gr4" draw:text-style-name="P5" draw:layer="layout" svg:x1="5.713cm" svg:y1="15.434cm" svg:x2="5.688cm" svg:y2="7.559cm">
          <text:p/>
        </draw:line>
        <draw:line draw:style-name="gr11" draw:text-style-name="P5" draw:layer="layout" svg:x1="5.699cm" svg:y1="15.478cm" svg:x2="8.874cm" svg:y2="11.414cm">
          <text:p/>
        </draw:line>
        <draw:line draw:style-name="gr11" draw:text-style-name="P5" draw:layer="layout" svg:x1="14.335cm" svg:y1="11.414cm" svg:x2="8.875cm" svg:y2="11.414cm">
          <text:p/>
        </draw:line>
        <draw:line draw:style-name="gr11" draw:text-style-name="P5" draw:layer="layout" svg:x1="17.256cm" svg:y1="15.478cm" svg:x2="14.267cm" svg:y2="11.374cm">
          <text:p/>
        </draw:line>
        <draw:line draw:style-name="gr12" draw:text-style-name="P5" draw:layer="layout" svg:x1="8.874cm" svg:y1="15.351cm" svg:x2="8.875cm" svg:y2="11.414cm">
          <text:p/>
        </draw:line>
        <draw:line draw:style-name="gr12" draw:text-style-name="P5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9" draw:text-style-name="P7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10" draw:text-style-name="P8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12" draw:text-style-name="P5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9" draw:text-style-name="P7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10" draw:text-style-name="P8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0" draw:text-style-name="P8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0" draw:text-style-name="P8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0" draw:text-style-name="P8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9" draw:text-style-name="P7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10" draw:text-style-name="P8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0" draw:text-style-name="P8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10" draw:text-style-name="P8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9" draw:text-style-name="P7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10" draw:text-style-name="P8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0" draw:text-style-name="P8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0" draw:text-style-name="P8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10" draw:text-style-name="P8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9" draw:text-style-name="P7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10" draw:text-style-name="P8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6-22T09:51:59.611817518</dc:date>
    <meta:editing-duration>PT4H18M34S</meta:editing-duration>
    <meta:editing-cycles>3</meta:editing-cycles>
    <meta:generator>LibreOffice/6.4.7.2$Linux_X86_64 LibreOffice_project/40$Build-2</meta:generator>
    <meta:document-statistic meta:object-count="58"/>
  </office:meta>
</office:document-meta>
</file>